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3cm" style:rel-column-width="32760*"/>
    </style:style>
    <style:style style:name="Table4.B" style:family="table-column">
      <style:table-column-properties style:column-width="8.797cm" style:rel-column-width="3277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3" style:family="table">
      <style:table-properties style:width="17.715cm" fo:margin-left="0cm" table:align="left"/>
    </style:style>
    <style:style style:name="Table3.A" style:family="table-column">
      <style:table-column-properties style:column-width="5.863cm"/>
    </style:style>
    <style:style style:name="Table3.C" style:family="table-column">
      <style:table-column-properties style:column-width="5.988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194cm" style:rel-column-width="11901*"/>
    </style:style>
    <style:style style:name="Table2.B" style:family="table-column">
      <style:table-column-properties style:column-width="8.532cm" style:rel-column-width="31788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officeooo:rsid="0031bcb2" officeooo:paragraph-rsid="0031bcb2"/>
    </style:style>
    <style:style style:name="P3" style:family="paragraph" style:parent-style-name="Title">
      <style:text-properties officeooo:rsid="002459c3" officeooo:paragraph-rsid="002459c3"/>
    </style:style>
    <style:style style:name="P4" style:family="paragraph" style:parent-style-name="Text_20_body">
      <style:text-properties officeooo:rsid="002459c3" officeooo:paragraph-rsid="002459c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459c3" officeooo:paragraph-rsid="002459c3"/>
    </style:style>
    <style:style style:name="P6" style:family="paragraph" style:parent-style-name="Table_20_Contents">
      <style:text-properties officeooo:rsid="002459c3" officeooo:paragraph-rsid="002459c3"/>
    </style:style>
    <style:style style:name="P7" style:family="paragraph" style:parent-style-name="Table_20_Contents">
      <style:text-properties officeooo:rsid="00305ae9" officeooo:paragraph-rsid="00305ae9"/>
    </style:style>
    <style:style style:name="P8" style:family="paragraph" style:parent-style-name="Text_20_body">
      <style:text-properties officeooo:rsid="00342f63" officeooo:paragraph-rsid="00342f63"/>
    </style:style>
    <style:style style:name="P9" style:family="paragraph" style:parent-style-name="Text_20_body">
      <style:text-properties fo:font-weight="bold" officeooo:rsid="002646c7" officeooo:paragraph-rsid="002646c7" style:font-weight-asian="bold" style:font-weight-complex="bold"/>
    </style:style>
    <style:style style:name="P10" style:family="paragraph" style:parent-style-name="Text_20_body">
      <style:text-properties fo:font-weight="bold" officeooo:rsid="002908eb" officeooo:paragraph-rsid="002908eb" style:font-weight-asian="bold" style:font-weight-complex="bold"/>
    </style:style>
    <style:style style:name="P11" style:family="paragraph" style:parent-style-name="Text_20_body">
      <style:text-properties fo:font-weight="bold" officeooo:rsid="002459c3" officeooo:paragraph-rsid="002459c3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font-weight="bold" officeooo:rsid="002459c3" officeooo:paragraph-rsid="002459c3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break-before="page"/>
      <style:text-properties fo:font-weight="bold" officeooo:rsid="002459c3" officeooo:paragraph-rsid="002459c3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27facb" officeooo:paragraph-rsid="0027facb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d7269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f413b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33156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f413b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font-weight="bold" officeooo:rsid="003f413b" officeooo:paragraph-rsid="003f413b" style:font-weight-asian="bold" style:font-weight-complex="bold"/>
    </style:style>
    <style:style style:name="P20" style:family="paragraph" style:parent-style-name="Text_20_body">
      <style:text-properties fo:font-weight="normal" officeooo:rsid="002646c7" officeooo:paragraph-rsid="002646c7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646c7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908eb" style:font-weight-asian="normal" style:font-weight-complex="normal"/>
    </style:style>
    <style:style style:name="P23" style:family="paragraph" style:parent-style-name="Text_20_body">
      <style:text-properties fo:font-weight="normal" officeooo:rsid="002908eb" officeooo:paragraph-rsid="002908eb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font-weight="normal" officeooo:rsid="00333156" officeooo:paragraph-rsid="00333156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font-weight="normal" officeooo:rsid="002459c3" officeooo:paragraph-rsid="002459c3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908eb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fo:font-weight="normal" officeooo:rsid="003d7269" officeooo:paragraph-rsid="003d7269" style:font-weight-asian="normal" style:font-weight-complex="normal"/>
    </style:style>
    <style:style style:name="P29" style:family="paragraph" style:parent-style-name="Text_20_body">
      <style:text-properties fo:font-weight="normal" officeooo:rsid="003d7269" officeooo:paragraph-rsid="0031cc17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weight="normal" officeooo:rsid="003c3605" officeooo:paragraph-rsid="003c3605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7facb" officeooo:paragraph-rsid="0027facb"/>
    </style:style>
    <style:style style:name="P32" style:family="paragraph" style:parent-style-name="Table_20_Contents">
      <style:text-properties officeooo:rsid="002646c7" officeooo:paragraph-rsid="002646c7"/>
    </style:style>
    <style:style style:name="P33" style:family="paragraph" style:parent-style-name="Table_20_Contents">
      <style:text-properties officeooo:rsid="002be056" officeooo:paragraph-rsid="002be056"/>
    </style:style>
    <style:style style:name="P34" style:family="paragraph" style:parent-style-name="Text_20_body">
      <style:text-properties officeooo:rsid="002be056" officeooo:paragraph-rsid="002be056"/>
    </style:style>
    <style:style style:name="P35" style:family="paragraph" style:parent-style-name="Title">
      <style:paragraph-properties fo:break-before="page"/>
      <style:text-properties officeooo:rsid="002be056" officeooo:paragraph-rsid="002be056"/>
    </style:style>
    <style:style style:name="P36" style:family="paragraph" style:parent-style-name="Text_20_body">
      <style:text-properties officeooo:rsid="002be056" officeooo:paragraph-rsid="00305ae9"/>
    </style:style>
    <style:style style:name="P37" style:family="paragraph" style:parent-style-name="Text_20_body">
      <style:text-properties officeooo:rsid="002be056" officeooo:paragraph-rsid="003f413b"/>
    </style:style>
    <style:style style:name="P38" style:family="paragraph" style:parent-style-name="Table_20_Contents">
      <style:text-properties officeooo:rsid="003d7269" officeooo:paragraph-rsid="003d7269"/>
    </style:style>
    <style:style style:name="P39" style:family="paragraph" style:parent-style-name="Standard">
      <style:text-properties fo:font-size="12pt" fo:font-weight="bold" officeooo:rsid="00199e38" officeooo:paragraph-rsid="003f413b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5b264" officeooo:paragraph-rsid="003f413b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7bfd1" officeooo:paragraph-rsid="003f413b" style:font-size-asian="12pt" style:font-weight-asian="bold" style:font-size-complex="12pt" style:font-weight-complex="bold"/>
    </style:style>
    <style:style style:name="P42" style:family="paragraph" style:parent-style-name="Text_20_body">
      <style:text-properties officeooo:rsid="00333156" officeooo:paragraph-rsid="003f413b"/>
    </style:style>
    <style:style style:name="P43" style:family="paragraph" style:parent-style-name="Text_20_body">
      <style:text-properties officeooo:rsid="003f413b" officeooo:paragraph-rsid="00333156"/>
    </style:style>
    <style:style style:name="P44" style:family="paragraph" style:parent-style-name="Title">
      <style:paragraph-properties fo:break-before="page"/>
      <style:text-properties fo:font-size="20pt" officeooo:paragraph-rsid="003f413b" style:font-size-asian="20pt" style:font-size-complex="20pt"/>
    </style:style>
    <style:style style:name="P45" style:family="paragraph" style:parent-style-name="Text_20_body" style:list-style-name="L1">
      <style:text-properties fo:font-weight="normal" officeooo:rsid="002908eb" officeooo:paragraph-rsid="002908eb" style:font-weight-asian="normal" style:font-weight-complex="normal"/>
    </style:style>
    <style:style style:name="P46" style:family="paragraph" style:parent-style-name="Text_20_body" style:list-style-name="L3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7" style:family="paragraph" style:parent-style-name="Text_20_body" style:list-style-name="L4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officeooo:rsid="002459c3" officeooo:paragraph-rsid="002459c3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officeooo:rsid="0035db72" officeooo:paragraph-rsid="0035db72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rsid="002908eb" officeooo:paragraph-rsid="002908eb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officeooo:rsid="0027facb" officeooo:paragraph-rsid="0027facb"/>
    </style:style>
    <style:style style:name="P52" style:family="paragraph" style:parent-style-name="Text_20_body" style:list-style-name="L2">
      <style:paragraph-properties fo:margin-top="0cm" fo:margin-bottom="0cm" style:contextual-spacing="false"/>
      <style:text-properties officeooo:rsid="002646c7" officeooo:paragraph-rsid="002646c7"/>
    </style:style>
    <style:style style:name="P53" style:family="paragraph" style:parent-style-name="Text_20_body" style:list-style-name="L5">
      <style:text-properties officeooo:rsid="003f413b" officeooo:paragraph-rsid="003f413b"/>
    </style:style>
    <style:style style:name="T1" style:family="text">
      <style:text-properties officeooo:rsid="0031bcb2"/>
    </style:style>
    <style:style style:name="T2" style:family="text">
      <style:text-properties officeooo:rsid="002be056"/>
    </style:style>
    <style:style style:name="T3" style:family="text">
      <style:text-properties officeooo:rsid="0031cc17"/>
    </style:style>
    <style:style style:name="T4" style:family="text">
      <style:text-properties officeooo:rsid="002afba5"/>
    </style:style>
    <style:style style:name="T5" style:family="text">
      <style:text-properties officeooo:rsid="00333156"/>
    </style:style>
    <style:style style:name="T6" style:family="text">
      <style:text-properties officeooo:rsid="00342f63"/>
    </style:style>
    <style:style style:name="T7" style:family="text">
      <style:text-properties officeooo:rsid="002908eb"/>
    </style:style>
    <style:style style:name="T8" style:family="text">
      <style:text-properties officeooo:rsid="0035db72"/>
    </style:style>
    <style:style style:name="T9" style:family="text">
      <style:text-properties officeooo:rsid="0027facb"/>
    </style:style>
    <style:style style:name="T10" style:family="text">
      <style:text-properties officeooo:rsid="003ad190"/>
    </style:style>
    <style:style style:name="T11" style:family="text">
      <style:text-properties officeooo:rsid="00393311"/>
    </style:style>
    <style:style style:name="T12" style:family="text">
      <style:text-properties officeooo:rsid="003c3605"/>
    </style:style>
    <style:style style:name="T13" style:family="text">
      <style:text-properties officeooo:rsid="002459c3"/>
    </style:style>
    <style:style style:name="T14" style:family="text">
      <style:text-properties officeooo:rsid="00305ae9"/>
    </style:style>
    <style:style style:name="T15" style:family="text">
      <style:text-properties officeooo:rsid="0017bfd1"/>
    </style:style>
    <style:style style:name="T16" style:family="text">
      <style:text-properties officeooo:rsid="002c5ab4"/>
    </style:style>
    <style:style style:name="T17" style:family="text">
      <style:text-properties officeooo:rsid="001f7e6b"/>
    </style:style>
    <style:style style:name="T18" style:family="text">
      <style:text-properties officeooo:rsid="003d726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f413b"/>
    </style:style>
    <style:style style:name="T21" style:family="text">
      <style:text-properties officeooo:rsid="003ff41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rk Studios</text:p>
      <text:p text:style-name="P3">Industrial 6090 Laser Cutter Polici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Version: 1.0 : <text:span text:style-name="T1">2026-03-1</text:span><text:span text:style-name="T20">1</text:span></text:p>
          </table:table-cell>
          <table:table-cell table:style-name="Table4.B1" office:value-type="string">
            <text:p text:style-name="P7">Status: Draft</text:p>
          </table:table-cell>
        </table:table-row>
      </table:table>
      <text:p text:style-name="P4"/>
      <text:p text:style-name="P4">Only authorized persons may use the Industrial “6090” <text:span text:style-name="T20">150W </text:span>laser cutters <text:span text:style-name="T20">(Industrial Laser Cutters) </text:span>without supervision. <text:s/>Authorized persons may allow others to use the machines, but are responsible for adherence to safety policies and must directly supervise at all times.</text:p>
      <text:p text:style-name="P4">Failure to comply with policies may result in revoking privileges to this or other machines.</text:p>
      <text:p text:style-name="P8"><text:span text:style-name="T18">All </text:span>authorized <text:span text:style-name="T18">persons </text:span>must re-certify in January of each year <text:span text:style-name="T18">with a brief refresher.</text:span></text:p>
      <text:p text:style-name="P29">Note: This policy refers to the Industrial Laser Cutters with 100W of power or higher and cutting beds of 60cm by 90cm <text:span text:style-name="T20">nominal size</text:span>. <text:s/>The GlowForge laser cutter has a separate policy. <text:s/><text:span text:style-name="T20">Where possible, the GlowForge should be used when the size and power of an industrial laser cutter is not required.</text:span></text:p>
      <text:p text:style-name="P9">Motivation</text:p>
      <text:p text:style-name="P20">The Industr<text:span text:style-name="T2">i</text:span>al <text:span text:style-name="T3">L</text:span>aser<text:span text:style-name="T19"> </text:span>Cutters<text:span text:style-name="T19"> </text:span>can be quite dangerous to the operator, the facilities, and to innocent bystanders. <text:s/>These policies are meant to protect the safety of all. <text:s/>In addition, these systems are complex and expensive <text:span text:style-name="T4">to repair or replace</text:span>. <text:s/>As such, it is important to protect them so that <text:span text:style-name="T4">our community can continue to offer this resource.</text:span></text:p>
      <text:p text:style-name="P10">Process</text:p>
      <text:p text:style-name="P23">In order to be granted authorization to use these machines, you must:</text:p>
      <text:list text:style-name="L1">
        <text:list-item>
          <text:p text:style-name="P45">Review this policy document and agree to the provisions.</text:p>
        </text:list-item>
        <text:list-item>
          <text:p text:style-name="P45">Review training materials<text:span text:style-name="T5">(TBA)</text:span> and safety reminders documents and agree to follow them.</text:p>
        </text:list-item>
        <text:list-item>
          <text:p text:style-name="P45">Demonstrate safe operation by running a job under supervision by a <text:span text:style-name="T5">certifier</text:span>. That person must observe and agree that you have followed safe operation. <text:s/><text:span text:style-name="T6">The certifier will evaluate based on evaluation criteria. <text:s/>The certifier </text:span>may <text:span text:style-name="T6">then </text:span>grant access by revealing the combination to the lock-box containing the lock-out key.</text:p>
        </text:list-item>
      </text:list>
      <text:p text:style-name="P11">General provisions</text:p>
      <text:list text:style-name="L2">
        <text:list-item>
          <text:p text:style-name="P48"><text:span text:style-name="T7">Operators</text:span> must <text:span text:style-name="T6">always </text:span><text:span text:style-name="T8">monitor the job directly and remain within </text:span><text:span text:style-name="T21">10 </text:span><text:span text:style-name="T18">feet</text:span><text:span text:style-name="T8"> of the machine while it is running a job.</text:span></text:p>
        </text:list-item>
        <text:list-item>
          <text:p text:style-name="P49">Operators must not defeat safety mechanisms such as the key lock-out or door close switch.</text:p>
        </text:list-item>
        <text:list-item>
          <text:p text:style-name="P50"><text:soft-page-break/>Operators must provide their own materials to cut</text:p>
        </text:list-item>
        <text:list-item>
          <text:p text:style-name="P48">Only one user may operate one machine at a time</text:p>
        </text:list-item>
        <text:list-item>
          <text:p text:style-name="P51">Operators must not operate the machines while under the influence of any intoxicant as defined by <text:a xlink:type="simple" xlink:href="https://oregon.public.law/statutes/ors_801.321" text:style-name="Internet_20_link" text:visited-style-name="Visited_20_Internet_20_Link">ORS301.321</text:a>. <text:s/><text:span text:style-name="T8">Note that this is also part of our code of conduct.</text:span></text:p>
        </text:list-item>
        <text:list-item>
          <text:p text:style-name="P52">Machine doors and panels MUST remain closed <text:span text:style-name="T9">during operation</text:span></text:p>
        </text:list-item>
        <text:list-item>
          <text:p text:style-name="P48">Only approved materials are permitted inside the laser machines (see below)</text:p>
        </text:list-item>
        <text:list-item>
          <text:p text:style-name="P48">No open food or drink is permitted in the lab and near the equipment</text:p>
        </text:list-item>
        <text:list-item>
          <text:p text:style-name="P48">Users must clean up their space and the inside of the laser beds after usage</text:p>
        </text:list-item>
        <text:list-item>
          <text:p text:style-name="P52">Each laser must be operated at no more than 50% of its maximum power rating in order to prevent fires and also extend the life of the laser tube.</text:p>
        </text:list-item>
        <text:list-item>
          <text:p text:style-name="P52">Use of machines MUST be logged.</text:p>
        </text:list-item>
        <text:list-item>
          <text:p text:style-name="P52">In case of fault or emergency-stop, the reason MUST be logged.</text:p>
        </text:list-item>
        <text:list-item>
          <text:p text:style-name="P51">After use, the machine must be locked and the key returned to the lockbox</text:p>
        </text:list-item>
        <text:list-item>
          <text:p text:style-name="P51">The combination to the lockbox must not be shared with unauthorized persons.</text:p>
        </text:list-item>
        <text:list-item>
          <text:p text:style-name="P51">All procedures for unsafe conditions must be followed (see below)</text:p>
        </text:list-item>
        <text:list-item>
          <text:p text:style-name="P51">Vents must be opened and facility ventilation must be active during operation.</text:p>
        </text:list-item>
        <text:list-item>
          <text:p text:style-name="P50">Follow the provided operations checklist when operating the machine.</text:p>
        </text:list-item>
      </text:list>
      <text:p text:style-name="P19">___Initial</text:p>
      <text:p text:style-name="P5"/>
      <text:p text:style-name="P12">Approved materials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2">Material</text:p>
          </table:table-cell>
          <table:table-cell table:style-name="Table3.A1" office:value-type="string">
            <text:p text:style-name="P32">Examples</text:p>
          </table:table-cell>
          <table:table-cell table:style-name="Table3.C1" office:value-type="string">
            <text:p text:style-name="P32">Notes</text:p>
          </table:table-cell>
        </table:table-row>
        <table:table-row>
          <table:table-cell table:style-name="Table3.A2" office:value-type="string">
            <text:p text:style-name="P32">Medium-Density Fiber Board</text:p>
          </table:table-cell>
          <table:table-cell table:style-name="Table3.A2" office:value-type="string">
            <text:p text:style-name="P32">MDF from hardware store</text:p>
          </table:table-cell>
          <table:table-cell table:style-name="Table3.C2" office:value-type="string">
            <text:p text:style-name="P32">Up to 1/8 inch</text:p>
            <text:p text:style-name="P32">Can smell bad, but usually cuts reasonably well <text:span text:style-name="T7">with ventilation.</text:span></text:p>
          </table:table-cell>
        </table:table-row>
        <table:table-row>
          <table:table-cell table:style-name="Table3.A2" office:value-type="string">
            <text:p text:style-name="P32">Plywood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2">Up to 1/8 inch</text:p>
          </table:table-cell>
        </table:table-row>
        <table:table-row>
          <table:table-cell table:style-name="Table3.A2" office:value-type="string">
            <text:p text:style-name="P32">Acrylic</text:p>
          </table:table-cell>
          <table:table-cell table:style-name="Table3.A2" office:value-type="string">
            <text:p text:style-name="P32">Plexiglass (make sure it is acrylic)</text:p>
          </table:table-cell>
          <table:table-cell table:style-name="Table3.C2" office:value-type="string">
            <text:p text:style-name="P32">Cast acrylic gives a better surface-finish</text:p>
          </table:table-cell>
        </table:table-row>
        <table:table-row>
          <table:table-cell table:style-name="Table3.A2" office:value-type="string">
            <text:p text:style-name="P32">Cardboard</text:p>
          </table:table-cell>
          <table:table-cell table:style-name="Table3.A2" office:value-type="string">
            <text:p text:style-name="P32">Most ordinary cardboard</text:p>
          </table:table-cell>
          <table:table-cell table:style-name="Table3.C2" office:value-type="string">
            <text:p text:style-name="P32">Can be a fire hazard, so use with care and be prepared to halt machine and extinguish flare-ups <text:span text:style-name="T10">with fire cloth or CO2 extinguisher if needed.</text:span></text:p>
          </table:table-cell>
        </table:table-row>
        <table:table-row>
          <table:table-cell table:style-name="Table3.A2" office:value-type="string">
            <text:p text:style-name="P33">Glass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>* For engraving/etching only.</text:p>
          </table:table-cell>
        </table:table-row>
        <table:table-row>
          <table:table-cell table:style-name="Table3.A2" office:value-type="string">
            <text:p text:style-name="P33">Ceramic tile</text:p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3">* For engraving/etching only.</text:p>
          </table:table-cell>
        </table:table-row>
      </table:table>
      <text:p text:style-name="P21"/>
      <text:p text:style-name="P22">If you believe a material is safe but is not on this list, please present it along with the <text:span text:style-name="T7">Safety </text:span>Data <text:span text:style-name="T11">Sheet </text:span><text:span text:style-name="T7">(</text:span><text:span text:style-name="T11">S</text:span><text:span text:style-name="T7">DS)</text:span> to the <text:span text:style-name="T11">Certifier who can work with the Board to make a decision.</text:span> <text:s/><text:span text:style-name="T7">If a material is not on the list, it must not be used </text:span>(even if you think it is safe).</text:p>
      <text:p text:style-name="P17">____Initial</text:p>
      <text:p text:style-name="P24"><text:soft-page-break/></text:p>
      <text:p text:style-name="P13">Banned materials</text:p>
      <text:p text:style-name="P25">Some materials present hazards such as fire (papers), toxic gas (some polymers), or laser exposure (metals). <text:s/><text:span text:style-name="T2">These materials are NOT approved and are likely NEVER to be approved because of the hazards they present.</text:span></text:p>
      <text:p text:style-name="P17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Material</text:p>
          </table:table-cell>
          <table:table-cell table:style-name="Table2.A1" office:value-type="string">
            <text:p text:style-name="P6">Examples</text:p>
          </table:table-cell>
          <table:table-cell table:style-name="Table2.C1" office:value-type="string">
            <text:p text:style-name="P6">Reason</text:p>
          </table:table-cell>
        </table:table-row>
        <table:table-row>
          <table:table-cell table:style-name="Table2.A2" office:value-type="string">
            <text:p text:style-name="P6">Paper, <text:span text:style-name="T10">Cardstock</text:span></text:p>
          </table:table-cell>
          <table:table-cell table:style-name="Table2.A2" office:value-type="string">
            <text:p text:style-name="P6">Printer paper</text:p>
          </table:table-cell>
          <table:table-cell table:style-name="Table2.C2" office:value-type="string">
            <text:p text:style-name="P6">Fire hazard</text:p>
          </table:table-cell>
        </table:table-row>
        <table:table-row>
          <table:table-cell table:style-name="Table2.A2" office:value-type="string">
            <text:p text:style-name="P6">Metal</text:p>
          </table:table-cell>
          <table:table-cell table:style-name="Table2.A2" office:value-type="string">
            <text:p text:style-name="P6">Steel, Brass, Aluminum, chrome, gold, silver</text:p>
          </table:table-cell>
          <table:table-cell table:style-name="Table2.C2" office:value-type="string">
            <text:p text:style-name="P6">Laser reflection hazard</text:p>
          </table:table-cell>
        </table:table-row>
        <table:table-row>
          <table:table-cell table:style-name="Table2.A2" office:value-type="string">
            <text:p text:style-name="P6">Mirrored surface</text:p>
          </table:table-cell>
          <table:table-cell table:style-name="Table2.A2" office:value-type="string">
            <text:p text:style-name="P6">Any type of reflective device</text:p>
          </table:table-cell>
          <table:table-cell table:style-name="Table2.C2" office:value-type="string">
            <text:p text:style-name="P6">Laser reflection hazard</text:p>
          </table:table-cell>
        </table:table-row>
        <table:table-row>
          <table:table-cell table:style-name="Table2.A2" office:value-type="string">
            <text:p text:style-name="P6">Polystyrene</text:p>
          </table:table-cell>
          <table:table-cell table:style-name="Table2.A2" office:value-type="string">
            <text:p text:style-name="P6">Styrofoam</text:p>
          </table:table-cell>
          <table:table-cell table:style-name="Table2.C2" office:value-type="string">
            <text:p text:style-name="P38">Possible fire hazard</text:p>
          </table:table-cell>
        </table:table-row>
        <table:table-row>
          <table:table-cell table:style-name="Table2.A2" office:value-type="string">
            <text:p text:style-name="P6">Polycarbonate</text:p>
          </table:table-cell>
          <table:table-cell table:style-name="Table2.A2" office:value-type="string">
            <text:p text:style-name="P6">Lexan</text:p>
          </table:table-cell>
          <table:table-cell table:style-name="Table2.C2" office:value-type="string">
            <text:p text:style-name="P6">Toxic gas</text:p>
          </table:table-cell>
        </table:table-row>
        <table:table-row>
          <table:table-cell table:style-name="Table2.A2" office:value-type="string">
            <text:p text:style-name="P6">ABS</text:p>
          </table:table-cell>
          <table:table-cell table:style-name="Table2.A2" office:value-type="string">
            <text:p text:style-name="P6">3d printed ABS parts</text:p>
          </table:table-cell>
          <table:table-cell table:style-name="Table2.C2" office:value-type="string">
            <text:p text:style-name="P6">Toxic gas</text:p>
          </table:table-cell>
        </table:table-row>
        <table:table-row>
          <table:table-cell table:style-name="Table2.A2" office:value-type="string">
            <text:p text:style-name="P6">Fiberglass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Hazardous g<text:span text:style-name="T2">l</text:span>a<text:span text:style-name="T2">s</text:span>s particles in air and/or toxic fumes from epoxy</text:p>
          </table:table-cell>
        </table:table-row>
        <table:table-row>
          <table:table-cell table:style-name="Table2.A2" office:value-type="string">
            <text:p text:style-name="P6">Pressure-treated wood</text:p>
          </table:table-cell>
          <table:table-cell table:style-name="Table2.A2" office:value-type="string">
            <text:p text:style-name="P6">Wood with chemical preservatives</text:p>
          </table:table-cell>
          <table:table-cell table:style-name="Table2.C2" office:value-type="string">
            <text:p text:style-name="P6">Fire hazard, toxic gas from treatment chemicals</text:p>
          </table:table-cell>
        </table:table-row>
        <table:table-row>
          <table:table-cell table:style-name="Table2.A2" office:value-type="string">
            <text:p text:style-name="P6">PVC</text:p>
          </table:table-cell>
          <table:table-cell table:style-name="Table2.A2" office:value-type="string">
            <text:p text:style-name="P6">PVC Pipes, parts, tubes</text:p>
          </table:table-cell>
          <table:table-cell table:style-name="Table2.C2" office:value-type="string">
            <text:p text:style-name="P6">Toxic (Chlorine) gas</text:p>
          </table:table-cell>
        </table:table-row>
        <table:table-row>
          <table:table-cell table:style-name="Table2.A2" office:value-type="string">
            <text:p text:style-name="P6">Nylon</text:p>
          </table:table-cell>
          <table:table-cell table:style-name="Table2.A2" office:value-type="string">
            <text:p text:style-name="P6">Plastic, vinyl, pleather, Sintra, Kydex</text:p>
          </table:table-cell>
          <table:table-cell table:style-name="Table2.C2" office:value-type="string">
            <text:p text:style-name="P32">Toxic fumes</text:p>
          </table:table-cell>
        </table:table-row>
      </table:table>
      <text:p text:style-name="P25"/>
      <text:p text:style-name="P18">____Initial</text:p>
      <text:p text:style-name="P18"/>
      <text:p text:style-name="P5">Most laser jobs should be prepared in advance for use on the standard size (<text:span text:style-name="T18">55cm</text:span> by <text:span text:style-name="T18">85</text:span>cm) laser</text:p>
      <text:p text:style-name="P5">cutters. <text:s/>Files to be cut should be SVG (vector) files processed through Lightburn or Gcode files for direct machine instructions.</text:p>
      <text:p text:style-name="P5"/>
      <text:p text:style-name="P14">Unsafe Conditions</text:p>
      <text:p text:style-name="P31">It is unlikely, but possible, that during normal operation of the machines, faults may arise that present safety hazards. <text:s/>In these cases, it is extremely important that these procedures are followed to protect operators, nearby persons, <text:span text:style-name="T7">the machine, </text:span>and facilities.</text:p>
      <text:p text:style-name="P14"/>
      <text:p text:style-name="P14">Fire</text:p>
      <text:p text:style-name="P26">CO2 lasers are powerful and operate by “burning” material. <text:s/>This can, in some cases, result in an uncontrolled burn of the workpiece or components of the machine. <text:s/>If handled quickly, these flare-ups can be managed, but if allowed to progress can pose a threat to the <text:span text:style-name="T7">operator, nearby persons, the machine, and </text:span>the facility. <text:s/><text:span text:style-name="T7">In case of fire:</text:span></text:p>
      <text:list text:style-name="L3">
        <text:list-item>
          <text:p text:style-name="P46">Turn off laser quickly using the Emergency Stop button</text:p>
        </text:list-item>
        <text:list-item>
          <text:p text:style-name="P46"><text:soft-page-break/>Use the nearby <text:span text:style-name="T12">fire blanket </text:span>CO2 extinguisher to extinguish the flame.</text:p>
        </text:list-item>
        <text:list-item>
          <text:p text:style-name="P46">Remove work piece and revise power and feed-rate to prevent fire <text:span text:style-name="T7">in future cuts.</text:span></text:p>
        </text:list-item>
        <text:list-item>
          <text:p text:style-name="P46">Log the <text:span text:style-name="T7">fire </text:span>in the operation log.</text:p>
        </text:list-item>
        <text:list-item>
          <text:p text:style-name="P46">If the fire cannot be extinguished, <text:span text:style-name="T12">evacuate everyone and </text:span>call 911 and request fire assistance from emergency services.</text:p>
        </text:list-item>
      </text:list>
      <text:p text:style-name="P15">___Initial</text:p>
      <text:p text:style-name="P28"/>
      <text:p text:style-name="P14">Laser Lens Vaporization</text:p>
      <text:p text:style-name="P26">The laser lenses are made of Selenium. <text:s/>If smoke, debris, or other impurities condense on the focusing lens, the CO2 laser light may vaporize the lens resulting in a reddish-pink residue on the work piece or other surfaces. <text:s/>Because Selenium is a highly toxic material, the following procedures must be followed:</text:p>
      <text:list text:style-name="L4">
        <text:list-item>
          <text:p text:style-name="P47">Turn off laser quickly using the Emergency Stop button.</text:p>
        </text:list-item>
        <text:list-item>
          <text:p text:style-name="P47">DO NOT REMOVE YOUR WORKPIECE, it is toxic and should be considered lost.</text:p>
        </text:list-item>
        <text:list-item>
          <text:p text:style-name="P47">Leave lid closed and ventilation turned on to vent potentially toxic selenium vapor.</text:p>
        </text:list-item>
        <text:list-item>
          <text:p text:style-name="P47">Notify a Spark Studio Board Member</text:p>
        </text:list-item>
        <text:list-item>
          <text:p text:style-name="P47">Turn key to OFF position and leave it locked.</text:p>
        </text:list-item>
        <text:list-item>
          <text:p text:style-name="P47">Place a sign on the machine warning that i<text:span text:style-name="T12">t is toxic and should not be touched without PPE</text:span>.</text:p>
        </text:list-item>
        <text:list-item>
          <text:p text:style-name="P47">Log the failure in the operation log</text:p>
        </text:list-item>
        <text:list-item>
          <text:p text:style-name="P47">A board member or other person delegated to clean the residue will don protective equipment (bunny-suit, gloves and respirator) and commence cleaning the area. <text:s/>The machine MUST NOT be operated until it has been cleaned and cleared to operate by the board.</text:p>
        </text:list-item>
        <text:list-item>
          <text:p text:style-name="P47">If you suspect that you have been exposed to Selenium vapor, you are advised to seek medical attention.</text:p>
        </text:list-item>
      </text:list>
      <text:p text:style-name="P30"/>
      <text:p text:style-name="P15">___ Initial</text:p>
      <text:p text:style-name="P14"/>
      <text:p text:style-name="P14">Laser Tube Malfunction</text:p>
      <text:p text:style-name="P27">The CO2 laser tubes can last a long time, but ultimately they do wear out. <text:s/>In this case, they may physically develop a crack. <text:s/><text:span text:style-name="T7">This may also occur if impurities (such as algae or mold) make their way into the coolant water. <text:s/></text:span>If an unusual noise (crackle or pop from the back of the machine) occurs, the laser tube may be failing and you should:</text:p>
      <text:list text:continue-numbering="true" text:style-name="L4">
        <text:list-item>
          <text:p text:style-name="P47">Turn off laser quickly using the Emergency Stop button.</text:p>
        </text:list-item>
        <text:list-item>
          <text:p text:style-name="P47">Notify a Spark Studio Board Member</text:p>
        </text:list-item>
        <text:list-item>
          <text:p text:style-name="P47">Turn key to OFF position and leave it locked</text:p>
        </text:list-item>
        <text:list-item>
          <text:p text:style-name="P47">Place a sign on the machine warning that it has malfunctioned.</text:p>
        </text:list-item>
        <text:list-item>
          <text:p text:style-name="P47">Log the failure in the operation log</text:p>
        </text:list-item>
        <text:list-item>
          <text:p text:style-name="P47">A board member or other person delegated to maintain the machine will evaluate the failure and work toward remediating it.</text:p>
        </text:list-item>
      </text:list>
      <text:p text:style-name="P15">___ Initial</text:p>
      <text:p text:style-name="P44">Safety <text:span text:style-name="T14">Information</text:span></text:p>
      <text:p text:style-name="P39">The CO2 lasers are inherently hazardous and expensive. <text:s/>Please exercise appropriate caution.</text:p>
      <text:p text:style-name="P40"/>
      <text:p text:style-name="P40">NEVER leave machine unattended while cutting is in progress. <text:s/>If fire occurs, it will spread rapidly and can entirely consume the machine in a matter of minutes.</text:p>
      <text:p text:style-name="P40"/>
      <text:p text:style-name="P41">Follow Operation Checklist in order to keep machine safe, operational, and in a “known” working condition. <text:s/>Report ANY safety or machine damage incident to Spark Studio board members promptly so that safety issues can be mitigated.</text:p>
      <text:p text:style-name="P40"/>
      <text:p text:style-name="P40">NEVER open the hood while the laser is cutting. <text:s/><text:span text:style-name="T4">While there is a safety mechanism to disengage the laser if the hood is open, this should not be relied upon. <text:s/></text:span>The infra-red laser beam is not visible to the human eye, but can still cut flesh and cause permanent blindness. <text:s/><text:span text:style-name="T15">Wearing CO2 eye protection (not provided) is also advised to avoid laser exposure. <text:s/></text:span>All panels including front hood, back laser tube access and front panel MUST remain closed during operation to avoid <text:span text:style-name="T15">direct </text:span>laser exposure.</text:p>
      <text:p text:style-name="P40"/>
      <text:p text:style-name="P40">In case of fire, <text:span text:style-name="T4">laser malfunction, or lens vaporization, </text:span>E-Stop buttons <text:span text:style-name="T4">must be used to turn off the machine.</text:span> <text:s/>Power off laser and controller and air assist and douse fire with CO2 extinguisher immediately. <text:s/><text:span text:style-name="T4">If fire is not extinguished, call 911 immediately to report the fire and evacuate the building. <text:s/></text:span><text:span text:style-name="T16">Report ALL fires to a board member also.</text:span></text:p>
      <text:p text:style-name="P40"/>
      <text:p text:style-name="P40">Some materials <text:span text:style-name="T4">present safety hazards in the form of toxic gas, fire, and laser light reflection. <text:s/>Do not use any materials not listed on the approved materials list.</text:span></text:p>
      <text:p text:style-name="P40"/>
      <text:p text:style-name="P40">The lenses are made of Zinc Selenide and if dirty can vaporize during operation leaving a <text:span text:style-name="T17">reddish-pink</text:span> residue. <text:s/>This substance is <text:span text:style-name="T17">acutely toxic</text:span>. <text:s/>If this occurs, immediately power off machine and leave hood closed <text:span text:style-name="T17">with ventilation on</text:span>. <text:s/>Don personal protective equipment (gloves, respirator, and gown) and scrub down machine to remove residue to avoid possible exposure.</text:p>
      <text:p text:style-name="P40"/>
      <text:p text:style-name="P40">Do not touch lenses or mirrors. <text:s/>Mis-alignment and dirty optics can cause hazards. These are sensitive components and should be handled as little as possible when in normal use. <text:s/>Special alignment procedures are required to clean and re-align optics.</text:p>
      <text:p text:style-name="P16">___ Initial</text:p>
      <text:p text:style-name="P16"/>
      <text:p text:style-name="P35">Authorization to use Industrial 6090 150W laser cutter/engraver</text:p>
      <text:p text:style-name="P34"/>
      <text:p text:style-name="P36">I, <text:s/>_____________________________ (person to be authorized) have read and agreed to the <text:span text:style-name="T13">Industrial 6090 Laser Cutter Policies. <text:s/></text:span><text:span text:style-name="T14">I also understand that doing so may expose me to risks as outlined in the Safety Information. <text:s/>I will accept responsibility for hazards that arise from use and take steps to prevent them.</text:span></text:p>
      <text:p text:style-name="P34"/>
      <text:p text:style-name="P34">Signed (person to be authorized) _____________________ Date ____________________</text:p>
      <text:p text:style-name="P34"/>
      <text:p text:style-name="P34">I, ____________________________ (name of <text:span text:style-name="T5">Certifier</text:span>) have agreed that the person named above has demonstrated safe operation and agreed to the <text:span text:style-name="T14">policy and safety information.</text:span></text:p>
      <text:p text:style-name="P34"/>
      <text:p text:style-name="P42">Evaluation tasks:</text:p>
      <text:list text:style-name="L5">
        <text:list-item>
          <text:p text:style-name="P53">Demonstrated operation through checklist</text:p>
        </text:list-item>
        <text:list-item>
          <text:p text:style-name="P53">Demonstrated fire procedure</text:p>
        </text:list-item>
        <text:list-item>
          <text:p text:style-name="P53">Demonstrated lens vaporization procedure</text:p>
        </text:list-item>
        <text:list-item>
          <text:p text:style-name="P53">Demonstrated tube malfunction procedure</text:p>
        </text:list-item>
      </text:list>
      <text:p text:style-name="P37"/>
      <text:p text:style-name="P37">Signed (<text:span text:style-name="T20">certifier</text:span>) _____________________ Date ____________________</text:p>
      <text:p text:style-name="P34"/>
      <text:p text:style-name="P34">Congratulations, <text:span text:style-name="T14">you are now authorized to use the laser cutters. <text:s/></text:span><text:span text:style-name="T20">The certifier</text:span><text:span text:style-name="T14"> may reveal the combination to the lock-box.</text:span></text:p>
      <text:p text:style-name="P34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Default Page Style3"/><text:page-number text:select-page="current">7</text:page-number><text:bookmark-end text:name="PageNumWizard_FOOTER_Default Page Style3"/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2T10:06:33.210656067</dc:date>
    <meta:editing-duration>PT1H33M22S</meta:editing-duration>
    <meta:editing-cycles>18</meta:editing-cycles>
    <meta:generator>LibreOffice/24.2.7.2$Linux_X86_64 LibreOffice_project/420$Build-2</meta:generator>
    <meta:print-date>2026-02-23T14:39:34.329392681</meta:print-date>
    <meta:document-statistic meta:table-count="3" meta:image-count="0" meta:object-count="0" meta:page-count="7" meta:paragraph-count="146" meta:word-count="1819" meta:character-count="10962" meta:non-whitespace-character-count="9291"/>
  </office:meta>
</office:document-meta>
</file>